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DejaVu Math TeX Gyre" svg:font-family="'DejaVu Math TeX Gyre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791ab"/>
    </style:style>
    <style:style style:name="P2" style:family="paragraph" style:parent-style-name="Standard">
      <style:paragraph-properties fo:text-align="center" style:justify-single-word="false"/>
      <style:text-properties officeooo:rsid="001791ab" officeooo:paragraph-rsid="001791ab"/>
    </style:style>
    <style:style style:name="P3" style:family="paragraph" style:parent-style-name="Standard">
      <style:paragraph-properties fo:text-align="start" style:justify-single-word="false"/>
      <style:text-properties officeooo:paragraph-rsid="0017a627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1791ab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nux Biolinum O" officeooo:paragraph-rsid="001791ab"/>
    </style:style>
    <style:style style:name="P6" style:family="paragraph" style:parent-style-name="Standard">
      <style:paragraph-properties fo:text-align="start" style:justify-single-word="false"/>
      <style:text-properties style:font-name="Linux Biolinum O" officeooo:rsid="001791ab" officeooo:paragraph-rsid="0017a627"/>
    </style:style>
    <style:style style:name="P7" style:family="paragraph" style:parent-style-name="Standard">
      <style:paragraph-properties fo:text-align="start" style:justify-single-word="false"/>
      <style:text-properties style:font-name="Linux Biolinum O" fo:font-size="21pt" officeooo:rsid="001791ab" officeooo:paragraph-rsid="001791ab" style:font-size-asian="21pt" style:font-size-complex="21pt"/>
    </style:style>
    <style:style style:name="P8" style:family="paragraph" style:parent-style-name="Standard">
      <style:paragraph-properties fo:text-align="start" style:justify-single-word="false"/>
      <style:text-properties style:font-name="Linux Biolinum O" fo:font-size="21pt" officeooo:rsid="001791ab" officeooo:paragraph-rsid="0017a627" style:font-size-asian="21pt" style:font-size-complex="21pt"/>
    </style:style>
    <style:style style:name="P9" style:family="paragraph" style:parent-style-name="Standard">
      <style:paragraph-properties fo:text-align="start" style:justify-single-word="false"/>
      <style:text-properties style:font-name="DejaVu Math TeX Gyre" fo:font-size="20pt" officeooo:rsid="001791ab" officeooo:paragraph-rsid="0017a627" style:font-size-asian="17.5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Linux Biolinum O" fo:font-size="21pt" fo:letter-spacing="normal" officeooo:rsid="0017a627" officeooo:paragraph-rsid="0017a627" style:font-size-asian="21pt" style:font-size-complex="21pt" loext:padding="0cm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Linux Biolinum O" fo:font-size="20pt" fo:letter-spacing="normal" officeooo:rsid="0017a627" officeooo:paragraph-rsid="0017a627" style:font-size-asian="17.5pt" style:font-size-complex="20pt" loext:padding="0cm" loext:border="none"/>
    </style:style>
    <style:style style:name="T1" style:family="text">
      <style:text-properties style:font-name="DejaVu Math TeX Gyre" fo:font-size="20pt" officeooo:rsid="001791ab" style:font-size-asian="17.5pt" style:font-size-complex="20pt"/>
    </style:style>
    <style:style style:name="T2" style:family="text">
      <style:text-properties style:font-name="DejaVu Math TeX Gyre" officeooo:rsid="001791ab"/>
    </style:style>
    <style:style style:name="T3" style:family="text">
      <style:text-properties style:font-name="Carlito" officeooo:rsid="001791ab"/>
    </style:style>
    <style:style style:name="T4" style:family="text">
      <style:text-properties style:font-name="Carlito" officeooo:rsid="0017a627"/>
    </style:style>
    <style:style style:name="T5" style:family="text">
      <style:text-properties fo:font-variant="normal" fo:text-transform="none" fo:color="#333333" loext:opacity="100%" style:font-name="DejaVu Math TeX Gyre" fo:font-size="20pt" fo:letter-spacing="normal" officeooo:rsid="001791ab" style:font-size-asian="17.5pt" style:font-size-complex="20pt" loext:padding="0cm" loext:border="none"/>
    </style:style>
    <style:style style:name="T6" style:family="text">
      <style:text-properties fo:font-variant="normal" fo:text-transform="none" fo:color="#333333" loext:opacity="100%" style:font-name="DejaVu Math TeX Gyre" fo:font-size="20pt" fo:letter-spacing="normal" style:font-size-asian="17.5pt" style:font-size-complex="20pt" loext:padding="0cm" loext:border="none"/>
    </style:style>
    <style:style style:name="T7" style:family="text">
      <style:text-properties fo:font-variant="normal" fo:text-transform="none" fo:color="#333333" loext:opacity="100%" fo:font-size="20pt" fo:letter-spacing="normal" officeooo:rsid="001791ab" style:font-size-asian="17.5pt" style:font-size-complex="20pt" loext:padding="0cm" loext:border="none"/>
    </style:style>
    <style:style style:name="T8" style:family="text">
      <style:text-properties fo:font-variant="normal" fo:text-transform="none" fo:color="#333333" loext:opacity="100%" fo:font-size="20pt" fo:letter-spacing="normal" style:font-size-asian="17.5pt" style:font-size-complex="20pt" loext:padding="0cm" loext:border="none"/>
    </style:style>
    <style:style style:name="T9" style:family="text">
      <style:text-properties fo:font-variant="normal" fo:text-transform="none" fo:color="#333333" loext:opacity="100%" fo:font-size="21pt" fo:letter-spacing="normal" style:font-size-asian="21pt" style:font-size-complex="21pt" loext:padding="0cm" loext:border="none"/>
    </style:style>
    <style:style style:name="T10" style:family="text">
      <style:text-properties fo:font-variant="normal" fo:text-transform="none" fo:color="#333333" loext:opacity="100%" fo:font-size="21pt" fo:letter-spacing="normal" officeooo:rsid="0017a627" style:font-size-asian="21pt" style:font-size-complex="21pt" loext:padding="0cm" loext:border="none"/>
    </style:style>
    <style:style style:name="T11" style:family="text">
      <style:text-properties fo:font-variant="normal" fo:text-transform="none" fo:color="#333333" loext:opacity="100%" fo:letter-spacing="normal" loext:padding="0cm" loext:border="none"/>
    </style:style>
    <style:style style:name="T12" style:family="text">
      <style:text-properties fo:font-variant="normal" fo:text-transform="none" fo:color="#333333" loext:opacity="100%" fo:letter-spacing="normal" officeooo:rsid="0017a627" loext:padding="0cm" loext:border="none"/>
    </style:style>
    <style:style style:name="T13" style:family="text">
      <style:text-properties officeooo:rsid="0018a8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2"/><text:span text:style-name="T1">Trabalho 2 <text:s text:c="2"/></text:span></text:p>
      <text:p text:style-name="P9"><text:s text:c="38"/></text:p>
      <text:p text:style-name="P4"><text:span text:style-name="T2"><text:s/>*</text:span><text:span text:style-name="T3">Rafaella Maria de Oliveira Soares</text:span></text:p>
      <text:p text:style-name="P4"><text:span text:style-name="T3"><text:s text:c="2"/></text:span><text:span text:style-name="T4">*INF/1A</text:span></text:p>
      <text:p text:style-name="P2"><text:span text:style-name="T1"/></text:p>
      <text:p text:style-name="P1"><text:span text:style-name="T5">🌲🌳</text:span><text:span text:style-name="T1">ECO sistema!</text:span><text:span text:style-name="T6">🌲🌳</text:span></text:p>
      <text:p text:style-name="P1"><text:span text:style-name="T6"/></text:p>
      <text:p text:style-name="P1"><text:span text:style-name="T6"/></text:p>
      <text:p text:style-name="P6"><text:span text:style-name="T8"><text:s text:c="3"/></text:span><text:span text:style-name="T9"><text:s text:c="2"/></text:span><text:span text:style-name="T10">Na página “inicial” temos o contexto do nosso meio ambiente e as grandes devastações que os seres humanos estão causando. Já na segunda página temos nosso JOGO. </text:span></text:p>
      <text:p text:style-name="P6"><text:span text:style-name="T10"/></text:p>
      <text:p text:style-name="P7"><text:span text:style-name="T11"><text:s text:c="6"/>O objetivo do Jogo é entendermos melhor sobre a natureza e sua importante função! No jogo, que pode ter mais de um participante eles devem pegar o lixo reciclável se desviarem dos </text:span><text:span text:style-name="T12">descartáveis</text:span><text:span text:style-name="T11">. </text:span></text:p>
      <text:p text:style-name="P7"><text:span text:style-name="T11"/></text:p>
      <text:p text:style-name="P8"><text:span text:style-name="T11"><text:s text:c="5"/>No final temos um </text:span><text:span text:style-name="T12">ranking de todos os jogadores </text:span></text:p>
      <text:p text:style-name="P10">e suas determinadas pontuações. E <text:span text:style-name="T13">o </text:span>grande vencedor!</text:p>
      <text:p text:style-name="P11"><text:s text:c="5"/></text:p>
      <text:p text:style-name="P11"><text:s text:c="4"/></text:p>
      <text:p text:style-name="P5"><text:span text:style-name="T7"/></text:p>
      <text:p text:style-name="P5"><text:span text:style-name="T7"/></text:p>
      <text:p text:style-name="P5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DejaVu Math TeX Gyre" svg:font-family="'DejaVu Math TeX Gyre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5:10:20.438870948</meta:creation-date>
    <dc:date>2025-11-11T15:33:20.689719574</dc:date>
    <meta:editing-duration>PT2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87" meta:character-count="593" meta:non-whitespace-character-count="440"/>
  </office:meta>
</office:document-meta>
</file>